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4"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5" style:family="paragraph" style:parent-style-name="Preformatted_20_Text">
      <style:paragraph-properties fo:text-align="center" style:justify-single-word="false"/>
      <style:text-properties fo:font-size="15pt" officeooo:rsid="0043dcfe" officeooo:paragraph-rsid="0043dcfe" style:font-size-asian="15pt" style:font-size-complex="15pt"/>
    </style:style>
    <style:style style:name="P6" style:family="paragraph" style:parent-style-name="Preformatted_20_Text">
      <style:paragraph-properties fo:text-align="start" style:justify-single-word="false"/>
      <style:text-properties fo:font-size="15pt" officeooo:rsid="0080823f" officeooo:paragraph-rsid="0080823f" style:font-size-asian="15pt" style:font-size-complex="15pt"/>
    </style:style>
    <style:style style:name="P7" style:family="paragraph" style:parent-style-name="Preformatted_20_Text">
      <style:paragraph-properties fo:text-align="start" style:justify-single-word="false"/>
      <style:text-properties fo:font-size="15pt" officeooo:rsid="00817a0a" officeooo:paragraph-rsid="00817a0a" style:font-size-asian="15pt" style:font-size-complex="15pt"/>
    </style:style>
    <style:style style:name="P8"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9"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701e11" officeooo:paragraph-rsid="00701e11" style:font-size-asian="15pt" style:font-size-complex="15pt"/>
    </style:style>
    <style:style style:name="P12" style:family="paragraph" style:parent-style-name="Preformatted_20_Text">
      <style:paragraph-properties fo:text-align="start" style:justify-single-word="false"/>
      <style:text-properties fo:font-size="15pt" style:text-underline-style="solid" style:text-underline-width="auto" style:text-underline-color="font-color" officeooo:rsid="0076be89" officeooo:paragraph-rsid="0076be89" style:font-size-asian="15pt" style:font-size-complex="15pt"/>
    </style:style>
    <style:style style:name="P13" style:family="paragraph" style:parent-style-name="Preformatted_20_Text">
      <style:paragraph-properties fo:text-align="start" style:justify-single-word="false"/>
      <style:text-properties fo:font-size="15pt" style:text-underline-style="none" officeooo:rsid="0013c727" officeooo:paragraph-rsid="0013c727" style:font-size-asian="15pt" style:font-size-complex="15pt"/>
    </style:style>
    <style:style style:name="P14" style:family="paragraph" style:parent-style-name="Preformatted_20_Text">
      <style:paragraph-properties fo:text-align="start" style:justify-single-word="false"/>
      <style:text-properties fo:font-size="15pt" style:text-underline-style="none" officeooo:rsid="00701e11" officeooo:paragraph-rsid="00701e11" style:font-size-asian="15pt" style:font-size-complex="15pt"/>
    </style:style>
    <style:style style:name="P15" style:family="paragraph" style:parent-style-name="Preformatted_20_Text">
      <style:paragraph-properties fo:text-align="start" style:justify-single-word="false"/>
      <style:text-properties fo:font-size="15pt" style:text-underline-style="none" officeooo:rsid="00701e11" officeooo:paragraph-rsid="00cd63e6" style:font-size-asian="15pt" style:font-size-complex="15pt"/>
    </style:style>
    <style:style style:name="P16" style:family="paragraph" style:parent-style-name="Preformatted_20_Text">
      <style:paragraph-properties fo:text-align="start" style:justify-single-word="false"/>
      <style:text-properties fo:font-size="15pt" style:text-underline-style="none" officeooo:rsid="0076be89" officeooo:paragraph-rsid="0076be89" style:font-size-asian="15pt" style:font-size-complex="15pt"/>
    </style:style>
    <style:style style:name="P17"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18" style:family="paragraph" style:parent-style-name="Preformatted_20_Text">
      <style:paragraph-properties fo:text-align="start" style:justify-single-word="false"/>
      <style:text-properties fo:font-size="15pt" officeooo:rsid="0076be89" officeooo:paragraph-rsid="0076be89" style:font-size-asian="15pt" style:font-size-complex="15pt"/>
    </style:style>
    <style:style style:name="T1" style:family="text">
      <style:text-properties officeooo:rsid="003e9b1c"/>
    </style:style>
    <style:style style:name="T2" style:family="text">
      <style:text-properties officeooo:rsid="0078602c"/>
    </style:style>
    <style:style style:name="T3" style:family="text">
      <style:text-properties officeooo:rsid="0082b792"/>
    </style:style>
    <style:style style:name="T4" style:family="text">
      <style:text-properties officeooo:rsid="008fadc8"/>
    </style:style>
    <style:style style:name="T5" style:family="text">
      <style:text-properties style:text-underline-style="none"/>
    </style:style>
    <style:style style:name="T6" style:family="text">
      <style:text-properties style:text-underline-style="none" officeooo:rsid="00c0d1d1"/>
    </style:style>
    <style:style style:name="T7" style:family="text">
      <style:text-properties style:text-underline-style="none" officeooo:rsid="00d72d61"/>
    </style:style>
    <style:style style:name="T8" style:family="text">
      <style:text-properties officeooo:rsid="00b52b3d"/>
    </style:style>
    <style:style style:name="T9" style:family="text">
      <style:text-properties officeooo:rsid="00c0d1d1"/>
    </style:style>
    <style:style style:name="T10" style:family="text">
      <style:text-properties officeooo:rsid="00c76215"/>
    </style:style>
    <style:style style:name="T11" style:family="text">
      <style:text-properties officeooo:rsid="00c9516d"/>
    </style:style>
    <style:style style:name="T12" style:family="text">
      <style:text-properties officeooo:rsid="00cb1c23"/>
    </style:style>
    <style:style style:name="T13" style:family="text">
      <style:text-properties officeooo:rsid="00ce89b1"/>
    </style:style>
    <style:style style:name="T14" style:family="text">
      <style:text-properties officeooo:rsid="00d1f8d6"/>
    </style:style>
    <style:style style:name="T15" style:family="text">
      <style:text-properties officeooo:rsid="00d5e187"/>
    </style:style>
    <style:style style:name="T16" style:family="text">
      <style:text-properties officeooo:rsid="00d72d61"/>
    </style:style>
    <style:style style:name="T17" style:family="text">
      <style:text-properties officeooo:rsid="00dcbf13"/>
    </style:style>
    <style:style style:name="T18" style:family="text">
      <style:text-properties officeooo:rsid="00dce6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1</text:p>
      <text:p text:style-name="P5">ÇOCUKLAR</text:p>
      <text:p text:style-name="P2"/>
      <text:p text:style-name="P10">Problem</text:p>
      <text:p text:style-name="P13"><text:tab/><text:span text:style-name="T4">Irmak, Sema and Fatma are daughters of Ali Rıza Bey. One day, Ali Rıza Bey brings a new board game home. In the game there is one game master and three competitors. Ali Rıza Bey becomes the game master and his daughters become competitors. Game is simple. Game master selects any number of integers and reads them loud. Competitors must choose 4 distinct integers a,b,c,d such that a+b+c=d. The one, who can generate the biggest d, wins the game.</text:span></text:p>
      <text:p text:style-name="P13"><text:tab/><text:span text:style-name="T8">Irmak, who is more familiar to computer stuff, logs in to Udemy Support Center and she asks: “Guys, how can I do this?”.</text:span></text:p>
      <text:p text:style-name="P13"><text:tab/><text:span text:style-name="T9">Eşref the Superman, who works at Udemy, says “wtf.why?”. Since, he had nothing else to do, he decides to give it a shot, says “why not?”.</text:span></text:p>
      <text:p text:style-name="P2"><text:span text:style-name="T5"><text:tab/></text:span><text:span text:style-name="T6">What you are asked to do, as Eşref, to write this program and print the biggest d that can be generated.</text:span></text:p>
      <text:p text:style-name="P2"/>
      <text:p text:style-name="P11">Input</text:p>
      <text:p text:style-name="P14"><text:tab/><text:span text:style-name="T10">Input contains several cases.</text:span></text:p>
      <text:p text:style-name="P14"><text:tab/><text:span text:style-name="T11">In each case, the first line contains the number of numbers that Ali Rıza Bey selected. (N)</text:span></text:p>
      <text:p text:style-name="P15"><text:tab/><text:span text:style-name="T12">In the next N lines, the numbers that Ali Rıza Bey selected are given, one at each line. All numbers are between -550000000 and 550000000.</text:span></text:p>
      <text:p text:style-name="P15"><text:tab/><text:span text:style-name="T13">The end of the input is signalled by N=0.</text:span></text:p>
      <text:p text:style-name="P15"><text:tab/><text:span text:style-name="T14">1 &lt;= TEST_COUNT &lt;= 18</text:span></text:p>
      <text:p text:style-name="P15"><text:tab/><text:span text:style-name="T14">1 &lt;= N &lt;= 700</text:span></text:p>
      <text:p text:style-name="P12">Output</text:p>
      <text:p text:style-name="P16"><text:tab/><text:span text:style-name="T15">For each case, <text:tab/>output the biggest d that satisfies a+b+c=d where a,b,c,d are distinct and in the set that Ali Rıza Bey selected.</text:span></text:p>
      <text:p text:style-name="P18"><text:span text:style-name="T5"><text:tab/></text:span><text:span text:style-name="T7">If there is no solution that satisfies the above property, print “no solution”.</text:span></text:p>
      <text:p text:style-name="P2"/>
      <text:p text:style-name="P2"/>
      <text:p text:style-name="P2"/>
      <text:p text:style-name="P8"><text:soft-page-break/><text:span text:style-name="T17">Sample</text:span> Input</text:p>
      <text:p text:style-name="P7">4</text:p>
      <text:p text:style-name="P7">1</text:p>
      <text:p text:style-name="P7">2</text:p>
      <text:p text:style-name="P7">3</text:p>
      <text:p text:style-name="P7">5</text:p>
      <text:p text:style-name="P7">10</text:p>
      <text:p text:style-name="P7">130</text:p>
      <text:p text:style-name="P7">20</text:p>
      <text:p text:style-name="P7">30</text:p>
      <text:p text:style-name="P7">50</text:p>
      <text:p text:style-name="P7">60</text:p>
      <text:p text:style-name="P7">17</text:p>
      <text:p text:style-name="P7">270</text:p>
      <text:p text:style-name="P7">120</text:p>
      <text:p text:style-name="P7">10</text:p>
      <text:p text:style-name="P7">150</text:p>
      <text:p text:style-name="P7">0</text:p>
      <text:p text:style-name="P3"/>
      <text:p text:style-name="P8"><text:span text:style-name="T18">Sample</text:span> Output</text:p>
      <text:p text:style-name="P6">no solution</text:p>
      <text:p text:style-name="P6">270</text:p>
      <text:p text:style-name="P2"/>
      <text:p text:style-name="P9">Time Limit</text:p>
      <text:p text:style-name="P4">C/C++/<text:span text:style-name="T1">Java</text:span>: <text:span text:style-name="T3">5 secs, Python: 10 se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9T17:20:54.801397224</dc:date>
    <meta:editing-duration>PT1H22M7S</meta:editing-duration>
    <meta:editing-cycles>139</meta:editing-cycles>
    <meta:generator>LibreOffice/5.1.4.2$Linux_X86_64 LibreOffice_project/10m0$Build-2</meta:generator>
    <meta:document-statistic meta:table-count="0" meta:image-count="0" meta:object-count="0" meta:page-count="2" meta:paragraph-count="40" meta:word-count="291" meta:character-count="1533" meta:non-whitespace-character-count="1269"/>
  </office:meta>
</office:document-meta>
</file>